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SFMono-Regular" svg:font-family="SFMono-Regular, Menlo, Monaco, Consolas, 'Liberation Mono', 'Courier New', Courier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fo:font-variant="normal" fo:text-transform="none" fo:color="#404040" style:font-name="SFMono-Regular" fo:font-size="9pt" fo:letter-spacing="normal" fo:font-style="normal" fo:font-weight="normal"/>
    </style:style>
    <style:style style:name="P3" style:family="paragraph" style:parent-style-name="Standard">
      <style:text-properties fo:font-variant="normal" fo:text-transform="none" fo:color="#404040" style:font-name="Times New Roman" fo:font-size="12pt" fo:letter-spacing="normal" fo:font-style="normal" fo:font-weight="normal" style:font-size-asian="12pt" style:font-size-complex="12pt"/>
    </style:style>
    <style:style style:name="P4" style:family="paragraph" style:parent-style-name="Standard">
      <style:text-properties fo:font-variant="normal" fo:text-transform="none" fo:color="#ff3333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variant="normal" fo:text-transform="none" style:use-window-font-color="true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break-before="page"/>
      <style:text-properties fo:font-variant="normal" fo:text-transform="none" fo:color="#404040" style:font-name="Times New Roman" fo:font-size="12pt" fo:letter-spacing="normal" fo:font-style="normal" fo:font-weight="normal" style:font-size-asian="12pt" style:font-size-complex="12pt"/>
    </style:style>
    <style:style style:name="P7" style:family="paragraph" style:parent-style-name="Standard" style:list-style-name="L1"/>
    <style:style style:name="P8" style:family="paragraph" style:parent-style-name="Standard">
      <style:text-properties fo:font-variant="normal" fo:text-transform="none" style:use-window-font-color="true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9" style:family="paragraph" style:parent-style-name="Standard" style:list-style-name="L2">
      <style:text-properties fo:font-variant="normal" fo:text-transform="none" style:use-window-font-color="true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Times New Roman" fo:font-size="12pt" style:font-size-asian="12pt" style:font-size-complex="12pt"/>
    </style:style>
    <style:style style:name="P11" style:family="paragraph" style:parent-style-name="Standard">
      <style:paragraph-properties fo:break-before="page"/>
      <style:text-properties fo:font-variant="normal" fo:text-transform="none" style:use-window-font-color="true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color="#0000cc"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Objectif:</text:span><text:span text:style-name="T1"> </text:span><text:span text:style-name="T3">Créer un Publisher MQTT</text:span></text:p>
      <text:list xml:id="list9020722969385626577" text:style-name="L1">
        <text:list-item>
          <text:p text:style-name="P7">Micro-controleur<text:tab/>: NodeMCU ESP8266</text:p>
        </text:list-item>
        <text:list-item>
          <text:p text:style-name="P7">Réseaux<text:tab/><text:tab/>: WiFi</text:p>
        </text:list-item>
        <text:list-item>
          <text:p text:style-name="P7">Grandeur à publier<text:tab/>: Température</text:p>
        </text:list-item>
        <text:list-item>
          <text:p text:style-name="P7">Capteur(s) <text:tab/><text:tab/>: DS18B20</text:p>
        </text:list-item>
        <text:list-item>
          <text:p text:style-name="P7">Language<text:tab/><text:tab/>: MicroPython</text:p>
        </text:list-item>
        <text:list-item>
          <text:p text:style-name="P7"/>
        </text:list-item>
      </text:list>
      <text:p text:style-name="Standard"/>
      <text:p text:style-name="Standard"/>
      <text:p text:style-name="Standard"/>
      <text:p text:style-name="Standard">I- Installation de micropython sur l'esp8266 : <text:s/><text:a xlink:type="simple" xlink:href="https://www.youtube.com/watch?v=dY0QyILX8NA" text:style-name="Internet_20_link" text:visited-style-name="Visited_20_Internet_20_Link">https://www.youtube.com/watch?v=dY0QyILX8NA</text:a></text:p>
      <text:p text:style-name="P2"/>
      <text:p text:style-name="P3">II- Installation de l'HyperTerminal <text:s/>et connection en ligne série (USB)</text:p>
      <text:p text:style-name="P3"/>
      <text:p text:style-name="P3"/>
      <text:p text:style-name="P3"/>
      <text:p text:style-name="P6"/>
      <text:p text:style-name="P4">III- HyperTerminal (115200-8-N-1)</text:p>
      <text:p text:style-name="P5">Name<text:tab/><text:tab/>:NodeMCU ESP8266</text:p>
      <text:p text:style-name="P5">File</text:p>
      <text:p text:style-name="P5">{</text:p>
      <text:p text:style-name="P5"><text:tab/>Page setup</text:p>
      <text:p text:style-name="P5"><text:tab/>{</text:p>
      <text:p text:style-name="P5"><text:tab/><text:tab/>Landscape</text:p>
      <text:p text:style-name="P5"><text:tab/>}</text:p>
      <text:p text:style-name="P5"><text:tab/>Properties</text:p>
      <text:p text:style-name="P5"><text:tab/>{</text:p>
      <text:p text:style-name="P5"><text:tab/><text:tab/>Settings:</text:p>
      <text:p text:style-name="P5"><text:tab/><text:tab/>{</text:p>
      <text:list xml:id="list4356235314046238339" text:style-name="L2">
        <text:list-item>
          <text:list>
            <text:list-item>
              <text:p text:style-name="P9">Terminal keys</text:p>
            </text:list-item>
            <text:list-item>
              <text:p text:style-name="P9">Ctrl+H</text:p>
            </text:list-item>
            <text:list-item>
              <text:p text:style-name="P9">Auto detect</text:p>
            </text:list-item>
            <text:list-item>
              <text:p text:style-name="P9">ANSI</text:p>
            </text:list-item>
            <text:list-item>
              <text:p text:style-name="P9">500</text:p>
            </text:list-item>
            <text:list-item>
              <text:p text:style-name="P9">Allow remote host initiated file transfert</text:p>
            </text:list-item>
          </text:list>
        </text:list-item>
      </text:list>
      <text:p text:style-name="P5"><text:tab/><text:tab/>}</text:p>
      <text:p text:style-name="P5"><text:tab/>}</text:p>
      <text:p text:style-name="P5"><text:tab/>Transfert</text:p>
      <text:p text:style-name="P5"><text:tab/>{</text:p>
      <text:p text:style-name="P5"/>
      <text:p text:style-name="P5"><text:tab/>}</text:p>
      <text:p text:style-name="P5">}</text:p>
      <text:p text:style-name="P5"/>
      <text:p text:style-name="P5"/>
      <text:p text:style-name="P5"/>
      <text:p text:style-name="P5"/>
      <text:p text:style-name="P11"/>
      <text:p text:style-name="P5"/>
      <text:p text:style-name="P5"/>
      <text:p text:style-name="P4">IV- MicroPython IDE avec Visual Studio Code ?</text:p>
      <text:p text:style-name="P4"/>
      <text:p text:style-name="P3"/>
      <text:p text:style-name="P3"/>
      <text:p text:style-name="P1"><text:a xlink:type="simple" xlink:href="https://lemariva.com/blog/2018/12/micropython-visual-studio-code-as-ide" text:style-name="Internet_20_link" text:visited-style-name="Visited_20_Internet_20_Link">https://lemariva.com/blog/2018/12/micropython-visual-studio-code-as-ide</text:a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SFMono-Regular" svg:font-family="SFMono-Regular, Menlo, Monaco, Consolas, 'Liberation Mono', 'Courier New', Courier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el NORODINE</meta:initial-creator>
    <meta:creation-date>2021-01-17T07:48:11.47</meta:creation-date>
    <meta:generator>OpenOffice/4.1.7$Win32 OpenOffice.org_project/417m1$Build-9800</meta:generator>
    <dc:date>2021-01-17T18:10:29.94</dc:date>
    <dc:creator>Michel NORODINE</dc:creator>
    <meta:editing-duration>PT4H13M45S</meta:editing-duration>
    <meta:editing-cycles>19</meta:editing-cycles>
    <meta:document-statistic meta:table-count="0" meta:image-count="0" meta:object-count="0" meta:page-count="3" meta:paragraph-count="34" meta:word-count="97" meta:character-count="660"/>
  </office:meta>
</office:document-meta>
</file>